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fo:orphans="2" fo:widows="2"/>
      <style:text-properties fo:font-variant="normal" fo:text-transform="none" fo:color="#333333" style:font-name="Helvetica Neue" fo:font-size="10.5pt" fo:letter-spacing="normal" fo:font-style="normal" fo:font-weight="normal" officeooo:rsid="000c40bf" officeooo:paragraph-rsid="000c40bf"/>
    </style:style>
    <style:style style:name="P2" style:family="paragraph" style:parent-style-name="Standard">
      <style:paragraph-properties fo:text-align="start" style:justify-single-word="false" fo:orphans="2" fo:widows="2"/>
      <style:text-properties fo:font-variant="normal" fo:text-transform="none" fo:color="#333333" style:font-name="Helvetica Neue" fo:font-size="10.5pt" fo:letter-spacing="normal" fo:font-style="normal" fo:font-weight="normal" officeooo:rsid="000ceaa7" officeooo:paragraph-rsid="000ceaa7"/>
    </style:style>
    <style:style style:name="P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style:style>
    <style:style style:name="P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0a92e8" officeooo:paragraph-rsid="000a92e8"/>
    </style:style>
    <style:style style:name="P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0c071b" officeooo:paragraph-rsid="000c071b"/>
    </style:style>
    <style:style style:name="P6" style:family="paragraph" style:parent-style-name="Text_20_body" style:list-style-name="L2">
      <style:paragraph-properties fo:margin-top="0cm" fo:margin-bottom="0cm" loext:contextual-spacing="false" fo:text-align="start" style:justify-single-word="false" fo:orphans="2" fo:widows="2"/>
      <style:text-properties fo:font-variant="normal" fo:text-transform="none" fo:color="#333333" style:font-name="Helvetica Neue" fo:font-size="10.5pt" fo:letter-spacing="normal" fo:font-style="normal" fo:font-weight="normal"/>
    </style:style>
    <style:style style:name="P7" style:family="paragraph" style:parent-style-name="Standard" style:list-style-name="L1">
      <style:paragraph-properties fo:text-align="start" style:justify-single-word="false" fo:orphans="2" fo:widows="2"/>
      <style:text-properties fo:font-variant="normal" fo:text-transform="none" fo:color="#333333" style:font-name="Helvetica Neue" fo:font-size="10.5pt" fo:letter-spacing="normal" fo:font-style="normal" fo:font-weight="normal" officeooo:rsid="000c40bf" officeooo:paragraph-rsid="000c40bf"/>
    </style:style>
    <style:style style:name="P8" style:family="paragraph" style:parent-style-name="Standard" style:list-style-name="L1">
      <style:paragraph-properties fo:text-align="start" style:justify-single-word="false" fo:orphans="2" fo:widows="2"/>
      <style:text-properties fo:font-variant="normal" fo:text-transform="none" fo:color="#333333" style:font-name="Helvetica Neue" fo:font-size="10.5pt" fo:letter-spacing="normal" fo:font-style="normal" fo:font-weight="normal" officeooo:rsid="000c071b" officeooo:paragraph-rsid="000c071b"/>
    </style:style>
    <style:style style:name="P9" style:family="paragraph" style:parent-style-name="Standard">
      <style:paragraph-properties fo:text-align="start" style:justify-single-word="false" fo:orphans="2" fo:widows="2"/>
      <style:text-properties fo:font-variant="normal" fo:text-transform="none" fo:color="#333333" style:font-name="Helvetica Neue" fo:font-size="10.5pt" fo:letter-spacing="normal" fo:font-style="normal" fo:font-weight="normal" officeooo:rsid="000ceaa7" officeooo:paragraph-rsid="000ceaa7"/>
    </style:style>
    <style:style style:name="P10" style:family="paragraph" style:parent-style-name="Standard">
      <style:paragraph-properties fo:text-align="start" style:justify-single-word="false" fo:orphans="2" fo:widows="2"/>
      <style:text-properties fo:font-variant="normal" fo:text-transform="none" fo:color="#333333" style:font-name="Helvetica Neue" fo:font-size="10.5pt" fo:letter-spacing="normal" fo:font-style="normal" fo:font-weight="normal" officeooo:rsid="00102861" officeooo:paragraph-rsid="00102861"/>
    </style:style>
    <style:style style:name="T1" style:family="text">
      <style:text-properties officeooo:rsid="000a92e8"/>
    </style:style>
    <style:style style:name="T2" style:family="text">
      <style:text-properties officeooo:rsid="000aa09a"/>
    </style:style>
    <style:style style:name="T3" style:family="text">
      <style:text-properties officeooo:rsid="000c40bf"/>
    </style:style>
    <style:style style:name="T4" style:family="text">
      <style:text-properties fo:font-weight="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Search on: </text:span>gene identifier, protein product names, Genbank accession, or chromosomal location</text:p>
      <text:p text:style-name="P3"/>
      <text:p text:style-name="P4">Return: DNA, <text:span text:style-name="T2">Coding sequence</text:span></text:p>
      <text:p text:style-name="P4"/>
      <text:p text:style-name="P5">Functions required:</text:p>
      <text:p text:style-name="P5"/>
      <text:list xml:id="list6685296810902297927" text:style-name="L1">
        <text:list-item>
          <text:p text:style-name="P7">getData(type, string)</text:p>
          <text:p text:style-name="P7">return data</text:p>
        </text:list-item>
        <text:list-item>
          <text:p text:style-name="P8">getDNAstring()</text:p>
          <text:p text:style-name="P8">return<text:span text:style-name="T3">s entire</text:span> <text:span text:style-name="T3">DNA </text:span>string</text:p>
        </text:list-item>
        <text:list-item>
          <text:p text:style-name="P8">getCDS()</text:p>
          <text:p text:style-name="P8">return <text:span text:style-name="T3">list tuples with starts and ends of coding sequences</text:span></text:p>
        </text:list-item>
        <text:list-item>
          <text:p text:style-name="P8">getCodonTable()</text:p>
          <text:p text:style-name="P8">return table <text:span text:style-name="T3">with codons and relative frequencies</text:span></text:p>
        </text:list-item>
        <text:list-item>
          <text:p text:style-name="P8">getEnzymes()</text:p>
          <text:p text:style-name="P7">returns table with enyzme and cutting location</text:p>
        </text:list-item>
      </text:list>
      <text:p text:style-name="P1"/>
      <text:p text:style-name="P2">Progress</text:p>
      <text:p text:style-name="P2"/>
      <text:p text:style-name="P2">Week 1 W – Decided on the roles within our team. Discussed what the project was trying to do.</text:p>
      <text:p text:style-name="P2"/>
      <text:p text:style-name="P2">Week 2 M – Discussed how the tiers will fit together. Drew picture of potential web page. Discussed features of the web page. Discussed what needs to be in the database and extracted from the database. Established our aims for the presentation: approach for parsing the data, logical/physical schema, dummy functions and config file, API, web page sketch</text:p>
      <text:p text:style-name="P2"/>
      <text:p text:style-name="P10">Week 2 W - </text:p>
      <text:p text:style-name="P2"/>
      <text:p text:style-name="P2"/>
      <text:p text:style-name="P2">Quality of code</text:p>
      <text:list xml:id="list3908513423589659473" text:style-name="L2">
        <text:list-item>
          <text:p text:style-name="P6">is code properly laid out?</text:p>
        </text:list-item>
        <text:list-item>
          <text:p text:style-name="P6">is it readable and understandable using suitable variable names?</text:p>
        </text:list-item>
        <text:list-item>
          <text:p text:style-name="P6">does it use appropriate error and code checking?</text:p>
        </text:list-item>
        <text:list-item>
          <text:p text:style-name="P6">is it properly commented? This should include a header at the top of each file and a docstring comment for each function. Comments <text:span text:style-name="T4">must</text:span> include author information.</text:p>
        </text:list-item>
        <text:list-item>
          <text:p text:style-name="P6">are things like hard-coded pathnames, database details, etc appropriately placed to make installation on a different machine straightforward? At a minimum hard-coded information should be at the top of a file - ideally in a separate configuration module or in a file that is read by the code.</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6T15:46:21.950326695</meta:creation-date>
    <dc:date>2017-03-20T09:29:29.402175312</dc:date>
    <meta:editing-duration>P11DT17H21M19S</meta:editing-duration>
    <meta:editing-cycles>3</meta:editing-cycles>
    <meta:generator>LibreOffice/5.1.6.2$Linux_X86_64 LibreOffice_project/10m0$Build-2</meta:generator>
    <meta:document-statistic meta:table-count="0" meta:image-count="0" meta:object-count="0" meta:page-count="1" meta:paragraph-count="23" meta:word-count="249" meta:character-count="1489" meta:non-whitespace-character-count="1275"/>
  </office:meta>
</office:document-meta>
</file>